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201000003C80000027585B12248.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3"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extBody">
      <style:text-properties fo:language="en" fo:country="US"/>
    </style:style>
    <style:style style:name="P7" style:family="paragraph" style:parent-style-name="OOoTextBody">
      <style:paragraph-properties fo:text-align="start" style:justify-single-word="false"/>
      <style:text-properties fo:language="en" fo:country="US"/>
    </style:style>
    <style:style style:name="P8" style:family="paragraph" style:parent-style-name="OOoTextBody">
      <style:paragraph-properties fo:keep-together="always" fo:orphans="0" fo:widows="0"/>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language="en" fo:country="US"/>
    </style:style>
    <style:style style:name="P11" style:family="paragraph" style:parent-style-name="OOoTextBody" style:master-page-name="">
      <style:paragraph-properties style:page-number="auto" fo:keep-with-next="auto"/>
    </style:style>
    <style:style style:name="P12" style:family="paragraph" style:parent-style-name="OOoTextBody" style:master-page-name="">
      <style:paragraph-properties style:page-number="auto" fo:keep-with-next="auto"/>
      <style:text-properties fo:language="en" fo:country="US"/>
    </style:style>
    <style:style style:name="P13" style:family="paragraph" style:parent-style-name="OOoTextBody_5f_ListIntro" style:master-page-name="">
      <style:paragraph-properties style:page-number="auto" fo:keep-with-next="auto"/>
    </style:style>
    <style:style style:name="P14" style:family="paragraph" style:parent-style-name="OOoTextBody" style:master-page-name="">
      <style:paragraph-properties style:page-number="auto"/>
    </style:style>
    <style:style style:name="P15" style:family="paragraph" style:parent-style-name="OOoTextBody" style:master-page-name="">
      <style:paragraph-properties style:page-number="auto"/>
      <style:text-properties fo:language="en" fo:country="US"/>
    </style:style>
    <style:style style:name="P16" style:family="paragraph" style:parent-style-name="OOoTextBody" style:master-page-name="">
      <style:paragraph-properties fo:keep-together="always" fo:orphans="0" fo:widows="0" style:page-number="auto"/>
      <style:text-properties fo:language="en" fo:country="US"/>
    </style:style>
    <style:style style:name="P17" style:family="paragraph" style:parent-style-name="OOoFigure" style:master-page-name="">
      <style:paragraph-properties style:page-number="auto"/>
      <style:text-properties fo:language="en" fo:country="US"/>
    </style:style>
    <style:style style:name="P18" style:family="paragraph" style:parent-style-name="OOoTextBody_5f_ListIntro" style:master-page-name="">
      <style:paragraph-properties style:page-number="auto"/>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Frame_20_contents">
      <style:paragraph-properties fo:text-align="start" style:justify-single-word="false"/>
      <style:text-properties fo:language="en" fo:country="US"/>
    </style:style>
    <style:style style:name="P22" style:family="paragraph" style:parent-style-name="OOoFigure" style:master-page-name="">
      <style:paragraph-properties loext:contextual-spacing="false" fo:margin-top="0.0827in" fo:margin-bottom="0.161in" style:page-number="auto"/>
      <style:text-properties fo:language="en" fo:country="US"/>
    </style:style>
    <style:style style:name="P23" style:family="paragraph" style:parent-style-name="OOoFigure">
      <style:paragraph-properties loext:contextual-spacing="false" fo:margin-top="0.0827in" fo:margin-bottom="0.161in"/>
      <style:text-properties fo:language="en" fo:country="US"/>
    </style:style>
    <style:style style:name="P24" style:family="paragraph" style:parent-style-name="OOoFigure">
      <style:text-properties fo:language="en" fo:country="US"/>
    </style:style>
    <style:style style:name="P25" style:family="paragraph" style:parent-style-name="OOoFigure">
      <style:paragraph-properties loext:contextual-spacing="false" fo:margin-top="0.0827in" fo:margin-bottom="0.0429in"/>
      <style:text-properties fo:language="en" fo:country="US"/>
    </style:style>
    <style:style style:name="P26" style:family="paragraph" style:parent-style-name="OOoFigure">
      <style:paragraph-properties loext:contextual-spacing="false" fo:margin-top="0.0827in" fo:margin-bottom="0.122in"/>
      <style:text-properties fo:language="en" fo:country="US"/>
    </style:style>
    <style:style style:name="P27" style:family="paragraph" style:parent-style-name="OOoFigure">
      <style:paragraph-properties loext:contextual-spacing="false" fo:margin-top="0.0043in" fo:margin-bottom="0.0827in"/>
      <style:text-properties fo:language="en" fo:country="US"/>
    </style:style>
    <style:style style:name="P28" style:family="paragraph" style:parent-style-name="OOoFigure" style:master-page-name="">
      <style:paragraph-properties loext:contextual-spacing="false" fo:margin-top="0.0429in" fo:margin-bottom="0.0827in" style:page-number="auto"/>
      <style:text-properties fo:language="en" fo:country="US"/>
    </style:style>
    <style:style style:name="P29" style:family="paragraph" style:parent-style-name="OOoFigure">
      <style:paragraph-properties loext:contextual-spacing="false" fo:margin-top="0in" fo:margin-bottom="0in"/>
      <style:text-properties fo:language="en" fo:country="US"/>
    </style:style>
    <style:style style:name="P30"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Tip_2f_Note_2f_Caution">
      <style:text-properties fo:language="en" fo:country="US"/>
    </style:style>
    <style:style style:name="P32"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OOoDefinitionTerm">
      <style:text-properties fo:language="en" fo:country="US"/>
    </style:style>
    <style:style style:name="P34" style:family="paragraph" style:parent-style-name="OOoTableText">
      <style:text-properties fo:language="en" fo:country="US"/>
    </style:style>
    <style:style style:name="P35" style:family="paragraph" style:parent-style-name="OOoTextBody_5f_ListIntro">
      <style:text-properties fo:language="en" fo:country="US"/>
    </style:style>
    <style:style style:name="P36" style:family="paragraph" style:parent-style-name="OOoDefinition">
      <style:text-properties fo:language="en" fo:country="US"/>
    </style:style>
    <style:style style:name="P37" style:family="paragraph" style:parent-style-name="OOoTableText">
      <style:paragraph-properties fo:margin-left="0in" fo:margin-right="0.0835in" fo:text-indent="0in" style:auto-text-indent="false"/>
      <style:text-properties fo:language="en" fo:country="US"/>
    </style:style>
    <style:style style:name="P38" style:family="paragraph" style:parent-style-name="OOoNum_20_123_20_Start" style:master-page-name="">
      <style:paragraph-properties style:page-number="auto" style:shadow="none" fo:keep-with-next="always"/>
    </style:style>
    <style:style style:name="P39" style:family="paragraph" style:parent-style-name="OOoNum_20_123_20_Start" style:list-style-name="OOoNum_20_123" style:master-page-name="">
      <style:paragraph-properties style:page-number="auto" style:shadow="none" fo:keep-with-next="always"/>
    </style:style>
    <style:style style:name="P40" style:family="paragraph" style:parent-style-name="OOoNum_20_123_20_End" style:list-style-name="OOoNum_20_123"/>
    <style:style style:name="P41" style:family="paragraph" style:parent-style-name="OOoHeading_20_3">
      <style:text-properties fo:language="en" fo:country="US"/>
    </style:style>
    <style:style style:name="P42" style:family="paragraph" style:parent-style-name="OOoHeading_20_3">
      <style:paragraph-properties loext:contextual-spacing="false" fo:margin-top="0.0866in" fo:margin-bottom="0.0429in"/>
      <style:text-properties fo:language="en" fo:country="US"/>
    </style:style>
    <style:style style:name="P43" style:family="paragraph" style:parent-style-name="Contents_20_4">
      <style:paragraph-properties>
        <style:tab-stops>
          <style:tab-stop style:position="6.1035in" style:type="right" style:leader-style="dotted" style:leader-text="."/>
        </style:tab-stops>
      </style:paragraph-properties>
    </style:style>
    <style:style style:name="P44" style:family="paragraph" style:parent-style-name="OOoHeading_20_2">
      <style:text-properties fo:language="en" fo:country="US"/>
    </style:style>
    <style:style style:name="P45" style:family="paragraph" style:parent-style-name="OOoHeading_20_2" style:master-page-name="">
      <style:paragraph-properties loext:contextual-spacing="false" fo:margin-top="0.1138in" fo:margin-bottom="0.0429in" style:page-number="auto"/>
      <style:text-properties fo:language="en" fo:country="US"/>
    </style:style>
    <style:style style:name="P46" style:family="paragraph" style:parent-style-name="OOoHeading_20_2">
      <style:paragraph-properties loext:contextual-spacing="false" fo:margin-top="0.1138in" fo:margin-bottom="0.0429in"/>
      <style:text-properties fo:language="en" fo:country="US"/>
    </style:style>
    <style:style style:name="P47" style:family="paragraph" style:parent-style-name="OOoHeading_20_2" style:master-page-name="">
      <style:paragraph-properties style:page-number="auto" fo:keep-with-next="always"/>
      <style:text-properties fo:language="en" fo:country="US"/>
    </style:style>
    <style:style style:name="P48" style:family="paragraph" style:parent-style-name="OOoList_20_2_20_Start">
      <style:text-properties fo:language="en" fo:country="US"/>
    </style:style>
    <style:style style:name="P49" style:family="paragraph" style:parent-style-name="OOoList_20_2_20_End">
      <style:text-properties fo:language="en" fo:country="US"/>
    </style:style>
    <style:style style:name="P50" style:family="paragraph" style:parent-style-name="Text_20_body" style:master-page-name="">
      <style:paragraph-properties fo:margin-top="0in" fo:margin-bottom="0.7902in" fo:text-align="center" style:justify-single-word="false" fo:orphans="2" fo:widows="2" style:page-number="auto" fo:break-before="auto" fo:break-after="auto"/>
      <style:text-properties fo:color="#000000" style:font-name="DejaVu Serif4" fo:font-size="28pt" fo:language="en" fo:country="US" fo:font-style="italic" fo:font-weight="normal"/>
    </style:style>
    <style:style style:name="P51" style:family="paragraph" style:parent-style-name="Text_20_body" style:master-page-name="">
      <style:paragraph-properties fo:margin-top="0.2in" fo:margin-bottom="0.0402in" fo:text-align="center" style:justify-single-word="false" fo:orphans="2" fo:widows="2" style:page-number="auto" fo:break-before="auto" fo:break-after="auto"/>
      <style:text-properties fo:font-variant="normal" fo:text-transform="none" fo:color="#0e85cd" style:font-name="DejaVu Serif4" fo:font-size="28pt" fo:language="en" fo:country="US" fo:font-style="normal" fo:font-weight="normal"/>
    </style:style>
    <style:style style:name="P52" style:family="paragraph" style:parent-style-name="Text_20_body" style:master-page-name="">
      <style:paragraph-properties fo:margin-top="0.5902in" fo:margin-bottom="0.0799in" fo:text-align="center" style:justify-single-word="false" fo:orphans="2" fo:widows="2" style:page-number="auto" fo:break-before="auto" fo:break-after="auto"/>
      <style:text-properties style:font-name="DejaVu Serif4" fo:font-size="24pt" fo:language="en" fo:country="US"/>
    </style:style>
    <style:style style:name="P53" style:family="paragraph" style:parent-style-name="Text_20_body" style:master-page-name="">
      <style:paragraph-properties fo:orphans="2" fo:widows="2" style:page-number="auto" fo:break-before="auto" fo:break-after="auto"/>
    </style:style>
    <style:style style:name="P54" style:family="paragraph" style:parent-style-name="Text_20_body" style:master-page-name="">
      <style:paragraph-properties fo:margin-top="0in" fo:margin-bottom="0in" fo:orphans="2" fo:widows="2" style:page-number="auto" fo:break-after="page"/>
    </style:style>
    <style:style style:name="P55"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56"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57" style:family="paragraph" style:parent-style-name="Text_20_body" style:master-page-name="">
      <style:paragraph-properties fo:margin-top="0.2in" fo:margin-bottom="0.0799in" style:page-number="auto" fo:break-before="auto" fo:break-after="auto" fo:keep-with-next="always"/>
      <style:text-properties fo:color="#0e85cd" style:font-name="DejaVu Sans4" fo:font-size="15pt" fo:font-weight="bold"/>
    </style:style>
    <style:style style:name="P58" style:family="paragraph" style:parent-style-name="Text_20_body" style:master-page-name="">
      <style:paragraph-properties fo:orphans="2" fo:widows="2" style:page-number="auto" fo:break-before="auto" fo:break-after="auto"/>
    </style:style>
    <style:style style:name="P59"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60" style:family="paragraph" style:parent-style-name="Text_20_body" style:master-page-name="">
      <style:paragraph-properties fo:margin-top="0in" fo:margin-bottom="0.0402in" fo:text-align="start" style:justify-single-word="false" fo:keep-together="auto" fo:orphans="2" fo:widows="2" style:page-number="auto" fo:break-before="auto" fo:break-after="auto" fo:keep-with-next="always"/>
      <style:text-properties style:font-name="DejaVu Serif4" fo:font-size="11pt" fo:language="en" fo:country="US" fo:background-color="transparent"/>
    </style:style>
    <style:style style:name="P61" style:family="paragraph" style:parent-style-name="Text_20_body" style:master-page-name="">
      <style:paragraph-properties fo:orphans="2" fo:widows="2" style:page-number="auto" fo:break-before="auto" fo:break-after="auto"/>
      <style:text-properties style:font-name="DejaVu Serif4" fo:font-size="11pt" fo:language="en" fo:country="US"/>
    </style:style>
    <style:style style:name="P62" style:family="paragraph" style:parent-style-name="Text_20_body">
      <style:paragraph-properties fo:margin-top="0in" fo:margin-bottom="0.0799in" fo:break-before="page" fo:padding-left="0in" fo:padding-right="0in" fo:padding-top="0in" fo:padding-bottom="0.0193in" fo:border-left="none" fo:border-right="none" fo:border-top="none" fo:border-bottom="0.0138in solid #0084d1" fo:keep-with-next="always"/>
      <style:text-properties fo:color="#0e85cd" style:font-name="DejaVu Sans4" fo:font-size="18pt" fo:font-weight="bold"/>
    </style:style>
    <style:style style:name="P63" style:family="paragraph" style:parent-style-name="Text_20_body" style:master-page-name="">
      <style:paragraph-properties fo:margin-top="0.0799in" fo:margin-bottom="0in" fo:orphans="2" fo:widows="2" style:page-number="auto" fo:break-before="auto" fo:break-after="auto" fo:keep-with-next="always"/>
    </style:style>
    <style:style style:name="P64" style:family="paragraph" style:parent-style-name="Text_20_body" style:master-page-name="OOoTitlePage">
      <style:paragraph-properties style:page-number="auto"/>
      <style:text-properties fo:font-variant="normal" fo:text-transform="none" fo:color="#0e85cd" style:font-name="DejaVu Serif4" fo:font-size="44pt" fo:language="en" fo:country="US" fo:font-style="normal" fo:font-weight="normal"/>
    </style:style>
    <style:style style:name="P65" style:family="paragraph" style:parent-style-name="Contents_20_3">
      <style:paragraph-properties>
        <style:tab-stops>
          <style:tab-stop style:position="6.3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OOoList_20_1_20_Cont." style:list-style-name="OOoBullets_20_1"/>
    <style:style style:name="P68" style:family="paragraph" style:parent-style-name="OOoList_20_1_20_Cont.">
      <style:text-properties fo:language="en" fo:country="US"/>
    </style:style>
    <style:style style:name="P69" style:family="paragraph" style:parent-style-name="OOoList_20_1_20_Cont." style:list-style-name="OOoBullets_20_1">
      <style:text-properties fo:language="en" fo:country="US"/>
    </style:style>
    <style:style style:name="P70"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71" style:family="paragraph" style:parent-style-name="OOoList_20_1_20_Cont." style:list-style-name="OOoBullets_20_1">
      <style:paragraph-properties fo:margin-top="0in" fo:margin-bottom="0.0417in" fo:orphans="0" fo:widows="0">
        <style:tab-stops/>
      </style:paragraph-properties>
    </style:style>
    <style:style style:name="P72" style:family="paragraph" style:parent-style-name="OOoList_20_1_20_End">
      <style:text-properties fo:language="en" fo:country="US"/>
    </style:style>
    <style:style style:name="P73" style:family="paragraph" style:parent-style-name="OOoList_20_1_20_End" style:list-style-name="OOoBullets_20_1">
      <style:text-properties fo:language="en" fo:country="US"/>
    </style:style>
    <style:style style:name="P74" style:family="paragraph" style:parent-style-name="OOoList_20_1_20_Start" style:list-style-name="OOoBullets_20_1"/>
    <style:style style:name="P75" style:family="paragraph" style:parent-style-name="OOoList_20_1_20_Start">
      <style:text-properties fo:language="en" fo:country="US"/>
    </style:style>
    <style:style style:name="P76" style:family="paragraph" style:parent-style-name="OOoList_20_1_20_Start" style:master-page-name="">
      <style:paragraph-properties style:page-number="auto" fo:keep-with-next="always"/>
    </style:style>
    <style:style style:name="P77" style:family="paragraph" style:parent-style-name="OOoList_20_1_20_Start" style:master-page-name="">
      <style:paragraph-properties fo:keep-together="always" fo:orphans="0" fo:widows="0" style:page-number="auto" fo:keep-with-next="always"/>
    </style:style>
    <style:style style:name="P78" style:family="paragraph" style:parent-style-name="OOoHeading_20_0">
      <style:paragraph-properties fo:break-before="page"/>
    </style:style>
    <style:style style:name="P79" style:family="paragraph" style:parent-style-name="Contents_20_1">
      <style:paragraph-properties>
        <style:tab-stops>
          <style:tab-stop style:position="6.6929in" style:type="right" style:leader-style="dotted" style:leader-text="."/>
        </style:tab-stops>
      </style:paragraph-properties>
    </style:style>
    <style:style style:name="P80" style:family="paragraph" style:parent-style-name="OOoHeading_20_1">
      <style:text-properties fo:language="en" fo:country="US"/>
    </style:style>
    <style:style style:name="P81" style:family="paragraph" style:parent-style-name="OOoHeading_20_1" style:master-page-name="">
      <style:paragraph-properties style:page-number="auto" fo:keep-with-next="always"/>
      <style:text-properties fo:language="en" fo:country="US"/>
    </style:style>
    <style:style style:name="P82" style:family="paragraph" style:parent-style-name="OOoHeading_20_1" style:master-page-name="">
      <style:paragraph-properties style:page-number="auto"/>
      <style:text-properties fo:language="en" fo:country="US"/>
    </style:style>
    <style:style style:name="P83" style:family="paragraph" style:parent-style-name="OOoHeading_20_1">
      <style:paragraph-properties loext:contextual-spacing="false" fo:margin-top="0.1728in" fo:margin-bottom="0.0866in"/>
      <style:text-properties fo:language="en" fo:country="US"/>
    </style:style>
    <style:style style:name="P84" style:family="paragraph">
      <style:text-properties fo:font-size="12pt"/>
    </style:style>
    <style:style style:name="P8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6" style:family="paragraph">
      <style:paragraph-properties fo:text-align="center"/>
    </style:style>
    <style:style style:name="P87" style:family="paragraph">
      <style:paragraph-properties fo:text-align="center"/>
      <style:text-properties fo:font-size="11pt"/>
    </style:style>
    <style:style style:name="P88" style:family="paragraph">
      <style:paragraph-properties fo:margin-left="0in" fo:margin-right="0in" fo:margin-top="0in" fo:margin-bottom="0in" fo:line-height="100%" fo:text-align="center" fo:text-indent="0in"/>
    </style:style>
    <style:style style:name="P8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style>
    <style:style style:name="P91"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color="#0084d1" style:font-name="Liberation Sans" fo:font-size="16pt" fo:font-weight="bold" style:font-weight-asian="normal" loext:opacity="100%"/>
    </style:style>
    <style:style style:name="T12" style:family="text">
      <style:text-properties style:font-name="Times New Roman1" fo:font-size="12pt" fo:language="en" fo:country="US" style:letter-kerning="true"/>
    </style:style>
    <style:style style:name="T13" style:family="text">
      <style:text-properties style:font-name="Liberation Sans1" fo:font-size="11pt"/>
    </style:style>
    <style:style style:name="T14" style:family="text">
      <style:text-properties style:font-name="Liberation Sans1" fo:font-size="11pt" fo:language="en" fo:country="US"/>
    </style:style>
    <style:style style:name="T15" style:family="text">
      <style:text-properties style:use-window-font-color="true" style:font-name="Times New Roman1" fo:font-size="12pt" fo:language="en" fo:country="US" style:letter-kerning="true" style:font-weight-complex="bold" loext:opacity="0%"/>
    </style:style>
    <style:style style:name="T16" style:family="text">
      <style:text-properties style:use-window-font-color="true" style:font-name="Times New Roman1" fo:font-size="12pt" fo:language="en" fo:country="US" style:letter-kerning="true" loext:opacity="0%"/>
    </style:style>
    <style:style style:name="T17" style:family="text">
      <style:text-properties style:use-window-font-color="true" style:font-name="Times New Roman2" fo:font-size="12pt" fo:language="en" fo:country="US" fo:font-weight="bold" style:letter-kerning="true" style:font-weight-asian="bold" style:font-weight-complex="bold" loext:opacity="0%"/>
    </style:style>
    <style:style style:name="T18" style:family="text">
      <style:text-properties style:use-window-font-color="true" fo:language="en" fo:country="US" fo:font-weight="normal" style:font-weight-asian="normal" style:font-weight-complex="normal" loext:opacity="0%"/>
    </style:style>
    <style:style style:name="T19" style:family="text">
      <style:text-properties style:use-window-font-color="true" fo:language="en" fo:country="US" fo:font-weight="bold" style:font-weight-asian="bold" style:font-weight-complex="bold" loext:opacity="0%"/>
    </style:style>
    <style:style style:name="T20" style:family="text">
      <style:text-properties style:use-window-font-color="true" fo:language="en" fo:country="US" loext:opacity="0%"/>
    </style:style>
    <style:style style:name="T21" style:family="text">
      <style:text-properties style:use-window-font-color="true" fo:language="en" fo:country="US" style:font-weight-asian="bold" style:font-weight-complex="bold" loext:opacity="0%"/>
    </style:style>
    <style:style style:name="T22" style:family="text">
      <style:text-properties style:use-window-font-color="true" fo:language="en" fo:country="US" fo:font-style="normal" style:font-style-asian="normal" style:font-style-complex="normal" loext:opacity="0%"/>
    </style:style>
    <style:style style:name="T23" style:family="text">
      <style:text-properties style:font-name="Times New Roman2" fo:font-size="12pt" fo:language="en" fo:country="US" fo:font-weight="bold" style:letter-kerning="true" style:font-weight-asian="bold" style:font-weight-complex="bold"/>
    </style:style>
    <style:style style:name="T24" style:family="text">
      <style:text-properties fo:color="#000000" fo:language="en" fo:country="US" fo:font-weight="normal" style:font-weight-asian="normal" style:font-weight-complex="normal" loext:opacity="100%"/>
    </style:style>
    <style:style style:name="T25" style:family="text">
      <style:text-properties style:font-name="DejaVu Serif" fo:font-size="11pt" fo:language="en" fo:country="US"/>
    </style:style>
    <style:style style:name="T26" style:family="text">
      <style:text-properties style:font-name="DejaVu Serif4" fo:font-size="11pt" fo:language="en" fo:country="US"/>
    </style:style>
    <style:style style:name="T27" style:family="text">
      <style:text-properties style:font-name="Times New Roman3" fo:font-size="11pt" fo:language="en" fo:country="US"/>
    </style:style>
    <style:style style:name="T28" style:family="text">
      <style:text-properties fo:font-size="11pt"/>
    </style:style>
    <style:style style:name="T2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25"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26"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Dash_20_27"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28"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draw:stroke-dash="Dash_20_29"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draw:stroke-dash="Dash_20_30"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_20_31"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38"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Apache OpenOffice</text:p>
      <text:p text:style-name="P50">Version 4.1</text:p>
      <text:p text:style-name="P51">Getting Started</text:p>
      <text:p text:style-name="P52">AOO Documentation Team</text:p>
      <text:p text:style-name="P53"/>
      <text:p text:style-name="P54"/>
      <text:p text:style-name="P55"><text:bookmark text:name="__RefHeading__35662013"/>Copyright</text:p>
      <text:p text:style-name="P53"><text:span text:style-name="T26">This document is Copyright </text:span><text:span text:style-name="T27">©</text:span><text:span text:style-name="T26"> 2021 by Apache OpenOffice. You may distribute it and/or modify it under the terms of the Creative Commons Attribution License, version 3.0 or later (</text:span><text:a xlink:type="simple" xlink:href="https://creativecommons.org/licenses/by/3.0/" text:style-name="Internet_20_link" text:visited-style-name="Visited_20_Internet_20_Link"><text:span text:style-name="T14">https://creativecommons.org/licenses/by/3.0/</text:span></text:a><text:span text:style-name="T26">).</text:span></text:p>
      <text:p text:style-name="P59">Apache, Apache OpenOffice, and OpenOffice.org are trademarks of the Apache Software Foundation. Used with permission. No endorsement by The Apache Software Foundation is implied by the use of these marks. All other trademarks mentioned in this guide belong to their respective owners.</text:p>
      <text:p text:style-name="P55">Acknowledgments</text:p>
      <text:p text:style-name="P60">This book is updated from <text:span text:style-name="T9">Taming Apache OpenOffice 3.4</text:span> (by Jean Hollis Weber), which was adapted from <text:span text:style-name="T9">Getting Started with OpenOffice.org 3.3</text:span> (by the OOoAuthors team) with additional material adapted from <text:span text:style-name="T9">Getting Started with LibreOffice 3.4</text:span> (by the ODF Authors Team).</text:p>
      <text:p text:style-name="P55">Publication date and software version</text:p>
      <text:p text:style-name="P59">Published June 2022. Based on Apache OpenOffice 4.1.</text:p>
      <text:p text:style-name="Text_20_body"/>
      <text:p text:style-name="P62">Contents</text:p>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9">Chapter 1 <text:line-break/>Introducing Apache OpenOffice<text:tab/>4</text:p>
          <text:p text:style-name="P66">What Is Apache OpenOffice?<text:tab/>4</text:p>
          <text:p text:style-name="P65">Writer (word processor)<text:tab/>4</text:p>
          <text:p text:style-name="P65">Calc (spreadsheet)<text:tab/>4</text:p>
          <text:p text:style-name="P65">Impress (presentations)<text:tab/>5</text:p>
          <text:p text:style-name="P65">Draw (vector graphics)<text:tab/>5</text:p>
          <text:p text:style-name="P65">Base (database)<text:tab/>5</text:p>
          <text:p text:style-name="P65">Math (formula editor)<text:tab/>5</text:p>
          <text:p text:style-name="P66">Advantages of Apache OpenOffice<text:tab/>5</text:p>
          <text:p text:style-name="P66">Minimum Requirements<text:tab/>6</text:p>
          <text:p text:style-name="P66">How to Get and Install the Software<text:tab/>7</text:p>
          <text:p text:style-name="P66">Extensions and Add-Ons<text:tab/>7</text:p>
          <text:p text:style-name="P66">Starting Apache OpenOffice<text:tab/>7</text:p>
          <text:p text:style-name="P43">Note for Windows Users<text:tab/>7</text:p>
          <text:p text:style-name="P65">Using the Quick-Starter Under Windows<text:tab/>8</text:p>
          <text:p text:style-name="P43">Using the Quick-Starter Icon<text:tab/>8</text:p>
          <text:p text:style-name="P43">Disabling the Quick-Starter<text:tab/>8</text:p>
          <text:p text:style-name="P43">Reactivating the Quick-Starter<text:tab/>8</text:p>
          <text:p text:style-name="P65">Using the Quick-Starter in Linux and macOS<text:tab/>8</text:p>
          <text:p text:style-name="P66">Parts of the Main window<text:tab/>9</text:p>
          <text:p text:style-name="P65">Menu Bar<text:tab/>9</text:p>
          <text:p text:style-name="P65">Toolbars<text:tab/>10</text:p>
          <text:p text:style-name="P43">Displaying or Hiding Toolbars<text:tab/>10</text:p>
          <text:p text:style-name="P43">Submenus and Tear-Off Toolbars<text:tab/>10</text:p>
          <text:p text:style-name="P43">Floating Toolbars<text:tab/>11</text:p>
          <text:p text:style-name="P43">Moving Toolbars<text:tab/>11</text:p>
          <text:p text:style-name="P43">Docking Floating Windows and Toolbars<text:tab/>11</text:p>
          <text:p text:style-name="P43">Customizing Toolbars<text:tab/>12</text:p>
          <text:p text:style-name="P65">Right-Click (context) Menus<text:tab/>12</text:p>
          <text:p text:style-name="P65">Status Bar<text:tab/>13</text:p>
          <text:p text:style-name="P65">Sidebar<text:tab/>14</text:p>
          <text:p text:style-name="P66">Starting a New Document<text:tab/>15</text:p>
          <text:p text:style-name="P66">Opening an Existing Document<text:tab/>16</text:p>
          <text:p text:style-name="P66">Saving a Document<text:tab/>16</text:p>
          <text:p text:style-name="P66">Password Protection<text:tab/>16</text:p>
          <text:p text:style-name="P65">Saving a Document Automatically<text:tab/>17</text:p>
          <text:p text:style-name="P66">Using the Navigator<text:tab/>18</text:p>
          <text:p text:style-name="P66">Using the Open and Save As Dialogs<text:tab/>19</text:p>
          <text:p text:style-name="P66">Undoing and Redoing Changes<text:tab/>20</text:p>
          <text:p text:style-name="P66">Reloading a Document<text:tab/>21</text:p>
          <text:p text:style-name="P66">Closing a Document<text:tab/>22</text:p>
          <text:p text:style-name="P66">Closing Apache OpenOffice<text:tab/>22</text:p>
        </text:index-body>
      </text:table-of-content>
      <text:p text:style-name="OOoTextBody"><text:span text:style-name="T1"/></text:p>
      <text:h text:style-name="P78" text:outline-level="1"><text:span text:style-name="T1">Chapter </text:span><text:span text:style-name="OOoChapterNumber"><text:span text:style-name="T1">1</text:span></text:span><text:span text:style-name="T1"> <text:line-break/>Introducing Apache OpenOffice</text:span></text:h>
      <text:h text:style-name="P80" text:outline-level="2">What Is Apache OpenOffice?</text:h>
      <text:p text:style-name="P6">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6">Apache OpenOffice includes the following <text:alphabetical-index-mark text:string-value="components of OpenOffice.org"/>components.</text:p>
      <text:h text:style-name="P45" text:outline-level="3">Writer (word processor)</text:h>
      <text:p text:style-name="P6">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46" text:outline-level="3">Calc (spreadsheet)</text:h>
      <text:p text:style-name="P6">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46" text:outline-level="3"><text:soft-page-break/>Impress (presentations)</text:h>
      <text:p text:style-name="P6">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46" text:outline-level="3">Draw (vector graphics)</text:h>
      <text:p text:style-name="P16">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46" text:outline-level="3">Base (database)</text:h>
      <text:p text:style-name="P6">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44" text:outline-level="3">Math (formula editor)</text:h>
      <text:p text:style-name="P6">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80" text:outline-level="2"><text:span text:style-name="T11">A</text:span>dvantages of Apache OpenOffice</text:h>
      <text:p text:style-name="P6">Here are some of the <text:alphabetical-index-mark-start text:id="IMark53852308"/>advantages of Apache OpenOffice<text:alphabetical-index-mark-end text:id="IMark53852308"/> over proprietary office suites:</text:p>
      <text:list xml:id="list3593152233188658170" text:style-name="OOoBullets_20_1">
        <text:list-item text:start-value="1">
          <text:p text:style-name="OOoList_20_1_20_Start"><text:span text:style-name="OOoStrongEmphasis"><text:span text:style-name="T1">No licensing fees</text:span></text:span><text:span text:style-name="T12">. </text:span><text:span text:style-name="T1">Apache OpenOffice is free for anyone to use and distribute at no cost</text:span><text:span text:style-name="T12">.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945695904"/><text:span text:style-name="OOoStrongEmphasis"><text:span text:style-name="T1">language support</text:span></text:span><text:alphabetical-index-mark-end text:id="IMark945695904"/><text:span text:style-name="T1">. The user interface for Apache OpenOffice is available in several languages, along with spelling, hyphenation, and thesaurus dictionaries. </text:span><text:span text:style-name="T14">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5"> </text:span><text:span text:style-name="T18">All</text:span><text:span text:style-name="T19"> </text:span><text:span text:style-name="T20">the components have a similar “look and feel,” making them easy to use and master.</text:span></text:p>
        </text:list-item>
        <text:list-item>
          <text:p text:style-name="OOoList_20_1_20_Cont."><text:span text:style-name="OOoStrongEmphasis"><text:span text:style-name="T1">Integration.</text:span></text:span><text:span text:style-name="T20"> The components of Apache OpenOffice are well integrated with one another.</text:span></text:p>
        </text:list-item>
      </text:list>
      <text:list xml:id="list6411088126167287353" text:style-name="OOoBullets_20_2">
        <text:list-item>
          <text:list>
            <text:list-item>
              <text:p text:style-name="P48">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9">You do not need to know which application was used to create a particular file. For example, you can open a Draw file from Writer; it will open automatically in Draw.</text:p>
            </text:list-item>
          </text:list>
        </text:list-item>
      </text:list>
      <text:list xml:id="list30762326" text:continue-list="list3593152233188658170" text:style-name="OOoBullets_20_1">
        <text:list-item>
          <text:p text:style-name="OOoList_20_1_20_Cont."><text:span text:style-name="OOoStrongEmphasis"><text:span text:style-name="T21">Granularity</text:span></text:span><text:span text:style-name="OOoStrongEmphasis"><text:span text:style-name="T17">. </text:span></text:span><text:span text:style-name="T1">Usually,</text:span><text:span text:style-name="T20"> if you change an option, it affects all components</text:span><text:span text:style-name="T16">. </text:span><text:span text:style-name="T20">However, Apache OpenOffice o</text:span><text:span text:style-name="T22">ptions</text:span><text:span text:style-name="T20"> can be set at a </text:span><text:span text:style-name="T18">component level or even document level.</text:span></text:p>
        </text:list-item>
        <text:list-item>
          <text:p text:style-name="P67"><text:span text:style-name="OOoStrongEmphasis"><text:span text:style-name="T21">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3">.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945696480"/><text:span text:style-name="T1">OASIS</text:span><text:alphabetical-index-mark-end text:id="IMark945696480"/><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4"> Enhancements, software fixes, and release dates are community-driven</text:span></text:span><text:span text:style-name="Definition"><text:span text:style-name="T24">. You can join the community and affect the course of the product you use.</text:span></text:span></text:p>
        </text:list-item>
      </text:list>
      <text:h text:style-name="P80" text:outline-level="2">Minimum Requirements</text:h>
      <text:p text:style-name="P35">Apache OpenOffice 4.1 requires one of the following operating systems:</text:p>
      <text:list xml:id="list30777207" text:continue-list="list30762326" text:style-name="OOoBullets_20_1">
        <text:list-item text:start-value="1">
          <text:p text:style-name="P74"><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7">For Microsoft Windows 32-bit JRE MUST be installed, even on a 64-bit machine</text:p>
          </table:table-cell>
        </table:table-row>
      </table:table>
      <text:h text:style-name="P44" text:outline-level="3"><text:soft-page-break/></text:h>
      <text:h text:style-name="P81" text:outline-level="2">How to Get and Install the Software</text:h>
      <text:p text:style-name="P13"><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6">To install Apache OpenOffice, follow the same procedure that you used to install other software.</text:p>
      <text:h text:style-name="P8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80" text:outline-level="2"><text:alphabetical-index-mark text:string-value="starting OpenOffice.org"/>Starting Apache OpenOffice</text:h>
      <text:p text:style-name="P6">In general, you start Apache OpenOffice the same way you start any other program on your computer.</text:p>
      <text:p text:style-name="P6">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0759594" text:continue-numbering="true" text:style-name="OOoBullets_20_1">
        <text:list-item>
          <text:p text:style-name="P75">Clicking on the Apache OpenOffice menu entry, desktop icon, or tile opens the Apache OpenOffice Start Center (Figure <text:sequence-ref text:reference-format="value" text:ref-name="refFigure12">13</text:sequence-ref> on page <text:sequence-ref text:reference-format="page" text:ref-name="refFigure12">17</text:sequence-ref>) from where you can select the individual components. You can also choose to open an existing file or use a template.</text:p>
        </text:list-item>
        <text:list-item>
          <text:p text:style-name="P68">On Windows, you can use the Quickstarter (see below).</text:p>
        </text:list-item>
        <text:list-item>
          <text:p text:style-name="P68">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1"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6">If you did not associate the file types, then when you double-click on a Microsoft Word document, it opens in Microsoft Word (if Word is installed on your computer), Excel files open in Excel, and PowerPoint files open in PowerPoint.</text:p>
      <text:p text:style-name="P6">You can search the Windows help for Default Apps to see how to associate each file type with OpenOffice. In addition to associating Microsoft Office file types with OpenOffice, it may also be necessary to reestablish the association between <text:soft-page-break/>OpenOffice and its native file formats when a Windows update causes Microsoft Office to claim those file types. </text:p>
      <text:h text:style-name="P44" text:outline-level="3">Using the Quick-Starter Under Windows</text:h>
      <text:p text:style-name="P6">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1" text:outline-level="4">Using the Quick-Starter Icon</text:h>
      <text:p text:style-name="P11"><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2"><draw:frame draw:style-name="fr1" draw:name="Frame2" text:anchor-type="as-char" svg:width="2.8547in" draw:z-index="1"><draw:text-box fo:min-height="2.8681in"><text:p text:style-name="P19"><draw:frame draw:style-name="fr14" draw:name="Image2" text:anchor-type="paragraph" svg:x="0in" svg:y="0in" svg:width="2.8547in" svg:height="2.8937in" draw:z-index="15"><draw:image xlink:href="Pictures/10000201000001250000012943836A17.png" xlink:type="simple" xlink:show="embed" xlink:actuate="onLoad"/></draw:frame><draw:custom-shape text:anchor-type="paragraph" draw:z-index="2" draw:name="Shape24" draw:style-name="gr1" draw:text-style-name="P8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1"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2"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44" text:outline-level="3">Using the Quick-Starter in Linux and macOS</text:h>
      <text:p text:style-name="P14"><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text:span></text:span><text:soft-page-break/><text:span text:style-name="OOoMenuPath"><text:span text:style-name="T1">systray quickstarter</text:span></text:span><text:span text:style-name="T1">. If you do not have this checkbox, the Quick-starter module is not installed on your system.)</text:span></text:p>
      <text:p text:style-name="P7">macOS provides similar functionality through a pop-up menu from the dock.</text:p>
      <text:h text:style-name="P80" text:outline-level="2"><text:alphabetical-index-mark text:string-value="parts of the main window"/>Parts of the Main window</text:h>
      <text:p text:style-name="P10">The main window is similar in each component of Apache OpenOffice, although some details vary. See the chapters in this book about Writer, Calc, Draw, and Impress for descriptions of those details.</text:p>
      <text:p text:style-name="P6">Common features include the menu bar, the standard toolbar, and the formatting toolbar at the top of the window and the status bar at the bottom.</text:p>
      <text:p text:style-name="P24"/>
      <text:p text:style-name="P19"><draw:frame draw:style-name="fr2" draw:name="WriterWindow" text:anchor-type="paragraph" fo:min-width="6.6in" draw:z-index="7"><draw:text-box fo:min-height="0.2in"><text:p text:style-name="P21"><text:s/><draw:frame draw:style-name="fr3" draw:name="Frame6" text:anchor-type="as-char" svg:width="6.6909in" draw:z-index="8"><draw:text-box fo:min-height="4.3508in"><text:p text:style-name="P19"><draw:g text:anchor-type="paragraph" draw:z-index="9" draw:style-name="gr24"><draw:frame draw:style-name="gr25" draw:text-style-name="P89" svg:width="6.6906in" svg:height="4.3504in" svg:x="0in" svg:y="0in"><draw:image xlink:href="Pictures/10000201000003C80000027585B12248.png" xlink:type="simple" xlink:show="embed" xlink:actuate="onLoad"><text:p text:style-name="P88"><text:span text:style-name="T29">Sidebar`</text:span></text:p></draw:image></draw:frame><draw:frame draw:style-name="gr26" draw:text-style-name="P91" svg:width="1.1331in" svg:height="0.4831in" svg:x="0.7319in" svg:y="1.4201in"><draw:text-box><text:p text:style-name="P90"><text:span text:style-name="T29">Standard</text:span></text:p><text:p text:style-name="P90"><text:span text:style-name="T29">Toolbar</text:span></text:p></draw:text-box></draw:frame><draw:line draw:style-name="gr27" draw:text-style-name="P85" svg:x1="1.122in" svg:y1="1.4728in" svg:x2="0.7752in" svg:y2="0.5614in"><text:p/></draw:line><draw:frame draw:style-name="gr26" draw:text-style-name="P91" svg:width="1.0894in" svg:height="0.4831in" svg:x="2.6839in" svg:y="1.4362in"><draw:text-box><text:p text:style-name="P90"><text:span text:style-name="T29">Formatting</text:span></text:p><text:p text:style-name="P90"><text:span text:style-name="T29">Toolbar</text:span></text:p></draw:text-box></draw:frame><draw:line draw:style-name="gr28" draw:text-style-name="P85" svg:x1="3.0307in" svg:y1="1.4795in" svg:x2="3.6378in" svg:y2="0.785in"><text:p/></draw:line><draw:line draw:style-name="gr29" draw:text-style-name="P85" svg:x1="3.6378in" svg:y1="2.1646in" svg:x2="4.8957in" svg:y2="1.7307in"><text:p/></draw:line><draw:frame draw:style-name="gr30" draw:text-style-name="P91" svg:width="0.9795in" svg:height="0.2913in" svg:x="1.5307in" svg:y="3.6965in"><draw:text-box><text:p text:style-name="P90"><text:span text:style-name="T29">Status Bar</text:span></text:p></draw:text-box></draw:frame><draw:line draw:style-name="gr31" draw:text-style-name="P85" svg:x1="2.0272in" svg:y1="3.8799in" svg:x2="2.5043in" svg:y2="4.2272in"><text:p/></draw:line><draw:frame draw:style-name="gr32" draw:text-style-name="P91" svg:width="0.6996in" svg:height="0.2913in" svg:x="3.1846in" svg:y="0.0937in"><draw:text-box><text:p text:style-name="P90"><text:span text:style-name="T29">Menus</text:span></text:p></draw:text-box></draw:frame><draw:line draw:style-name="gr33" draw:text-style-name="P85" svg:x1="3.2476in" svg:y1="0.2398in" svg:x2="2.5102in" svg:y2="0.3264in"><text:p/></draw:line><draw:frame draw:style-name="gr34" draw:text-style-name="P91" svg:width="0.6807in" svg:height="0.2913in" svg:x="1.4693in" svg:y="2.5555in"><draw:text-box><text:p text:style-name="P90"><text:span text:style-name="T29">Rulers</text:span></text:p></draw:text-box></draw:frame><draw:line draw:style-name="gr35" draw:text-style-name="P85" svg:x1="1.7295in" svg:y1="2.5555in" svg:x2="1.7295in" svg:y2="1.0362in"><text:p/></draw:line><draw:line draw:style-name="gr36" draw:text-style-name="P85" svg:x1="1.5126in" svg:y1="2.6854in" svg:x2="0.2547in" svg:y2="2.6854in"><text:p/></draw:line></draw:g>Figure <text:sequence text:ref-name="refFigure1" text:name="Figure" text:formula="ooow:Figure+1" style:num-format="1">2</text:sequence>: Elements of the main Writer window</text:p></draw:text-box></draw:frame></text:p></draw:text-box></draw:frame></text:p>
      <text:h text:style-name="P44" text:outline-level="3">Menu Bar</text:h>
      <text:p text:style-name="P35">The <text:alphabetical-index-mark text:string-value="menu bar"/><text:span text:style-name="T10">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0759190" text:continue-list="list30759594" text:style-name="OOoBullets_20_1">
        <text:list-item>
          <text:p text:style-name="OOoList_20_1_20_Cont."><text:soft-page-break/><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ext:span text:style-name="T1">Tools contain</text:span></text:span><text:span text:style-name="T1"> functions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7" text:outline-level="3"><text:alphabetical-index-mark text:string-value="overview" text:key1="toolbars"/>Toolbars</text:h>
      <text:p text:style-name="P12">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2"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2" text:outline-level="4">Submenus and T<text:alphabetical-index-mark-start text:id="IMark383858080"/>ear-Off Toolbars<text:alphabetical-index-mark-end text:id="IMark383858080"/></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6"><text:sequence-ref text:reference-format="category-and-value" text:ref-name="refFigure2">Figure 3</text:sequence-ref> shows a tear-off toolbar from the Drawing toolbar.</text:p>
      <text:p text:style-name="P6">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4"><text:soft-page-break/><draw:frame draw:style-name="fr4" draw:name="Frame3" text:anchor-type="as-char" svg:y="-0.8811in" svg:width="4.5091in" draw:z-index="16"><draw:text-box fo:min-height="2.5626in"><text:p text:style-name="P19"><draw:frame draw:style-name="fr15" draw:name="graphics5" text:anchor-type="as-char" svg:width="4.5193in" svg:height="2.3264in" draw:z-index="17"><draw:image xlink:href="Pictures/10000201000002420000011BBE8C4F0C.png" xlink:type="simple" xlink:show="embed" xlink:actuate="onLoad"/></draw:frame></text:p><text:p text:style-name="P19">Figure <text:sequence text:ref-name="refFigure2" text:name="Figure" text:formula="ooow:Figure+1" style:num-format="1">3</text:sequence>: Example of a tear-off toolbar</text:p></draw:text-box></draw:frame> </text:p>
      <text:h text:style-name="P42" text:outline-level="4">Floating Toolbars</text:h>
      <text:p text:style-name="OOoTextBody"><text:span text:style-name="T1">Apache OpenOffice includes several additional context-sensitive toolbars, whose defaults appear as </text:span><text:alphabetical-index-mark-start text:id="IMark383857888"/><text:span text:style-name="T1">floating toolbars</text:span><text:alphabetical-index-mark-end text:id="IMark38385788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1"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5"><draw:frame draw:style-name="fr5" draw:name="Frame4" text:anchor-type="as-char" svg:width="4.8181in" draw:z-index="10"><draw:text-box fo:min-height="1.7626in"><text:p text:style-name="P19"><text:s/><draw:g text:anchor-type="as-char" draw:z-index="11" draw:style-name="gr2"><draw:frame draw:style-name="gr3" draw:text-style-name="P85" svg:width="3.8724in" svg:height="0.9453in" svg:x="0.9382in" svg:y="0.2346in"><draw:image xlink:href="Pictures/1000000000000259000000942C3C5BF2.png" xlink:type="simple" xlink:show="embed" xlink:actuate="onLoad"><text:p/></draw:image></draw:frame><draw:rect draw:style-name="gr37" draw:text-style-name="P89" svg:width="2.1098in" svg:height="0.2815in" svg:x="0in" svg:y="0in"><text:p text:style-name="P88"><text:span text:style-name="T29">Handles of docked toolbars</text:span></text:p></draw:rect><draw:line draw:style-name="gr38" draw:text-style-name="P85" svg:x1="0.5161in" svg:y1="0.2343in" svg:x2="0.9382in" svg:y2="0.9835in"><text:p/></draw:line><draw:line draw:style-name="gr39" draw:text-style-name="P85" svg:x1="0.5161in" svg:y1="0.2343in" svg:x2="0.9382in" svg:y2="0.7492in"><text:p/></draw:line></draw:g></text:p><text:p text:style-name="P19">Figure <text:sequence text:ref-name="refFigure3" text:name="Figure" text:formula="ooow:Figure+1" style:num-format="1">4</text:sequence>: Moving a docked toolbar</text:p></draw:text-box></draw:frame> </text:p>
      <text:p text:style-name="P26"><draw:frame draw:style-name="fr5" draw:name="Frame5" text:anchor-type="as-char" svg:width="4.398in" draw:z-index="18"><draw:text-box fo:min-height="1.1744in"><text:p text:style-name="P19"><draw:frame draw:style-name="fr16" draw:name="graphics13" text:anchor-type="as-char" svg:width="4.398in" svg:height="0.9839in" draw:z-index="19"><draw:image xlink:href="Pictures/10000201000001990000005F4023753F.png" xlink:type="simple" xlink:show="embed" xlink:actuate="onLoad"/></draw:frame></text:p><text:p text:style-name="P19">Figure <text:sequence text:ref-name="refFigure4" text:name="Figure" text:formula="ooow:Figure+1" style:num-format="1">5</text:sequence>: Moving a floating toolbar</text:p></draw:text-box></draw:frame> </text:p>
      <text:h text:style-name="P42" text:outline-level="4"><text:reference-mark-start text:name="docking/floating"/>Docking Floating Windows and Toolbars<text:reference-mark-end text:name="docking/floating"/></text:h>
      <text:p text:style-name="P6">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9"><text:soft-page-break/><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4"><draw:frame draw:style-name="fr6" draw:name="Frame15" text:anchor-type="as-char" svg:width="2.9374in" draw:z-index="20"><draw:text-box fo:min-height="1.3154in"><text:p text:style-name="P19"><draw:frame draw:style-name="fr17" draw:name="graphics28" text:anchor-type="paragraph" svg:x="0.0016in" svg:y="0.0008in" svg:width="2.6882in" svg:height="1.102in" draw:z-index="25"><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6">To undock a window, hold down the <text:span text:style-name="T10">Ctrl</text:span> key and double-click on the frame (or a vacant area near the icons at the top) of the docked window.</text:p>
      <text:h text:style-name="P42" text:outline-level="4">Customizing Toolbars</text:h>
      <text:p text:style-name="P6">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6">To access a toolbar’s customization options, use the down-arrow at the end of the toolbar or on its title bar.</text:p>
      <text:p text:style-name="P24"><draw:frame draw:style-name="fr7" draw:name="Frame10" text:anchor-type="as-char" svg:width="2.9071in" draw:z-index="26"><draw:text-box fo:min-height="1.4075in"><text:p text:style-name="P19"><draw:frame draw:style-name="fr18" draw:name="graphics23" text:anchor-type="as-char" svg:width="2.9071in" svg:height="1.1016in" draw:z-index="27"><draw:image xlink:href="Pictures/100002010000012D00000072DC59604F.png" xlink:type="simple" xlink:show="embed" xlink:actuate="onLoad"/></draw:frame></text:p><text:p text:style-name="P19">Figure <text:sequence text:ref-name="refFigure6" text:name="Figure" text:formula="ooow:Figure+1" style:num-format="1">7</text:sequence>: Customizing toolbars</text:p></draw:text-box></draw:frame> </text:p>
      <text:p text:style-name="OOoTextBody"><text:span text:style-name="T1">To </text:span><text:alphabetical-index-mark-start text:id="IMark383857888" text:key1="toolbars"/><text:span text:style-name="T1">show or hide icons</text:span><text:alphabetical-index-mark-end text:id="IMark38385788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7"><draw:frame draw:style-name="fr6" draw:name="Frame14" text:anchor-type="as-char" svg:width="4.5083in" draw:z-index="28"><draw:text-box fo:min-height="2.2689in"><text:p text:style-name="P19"><draw:frame draw:style-name="fr19" draw:name="graphics25" text:anchor-type="paragraph" svg:x="0.0016in" svg:y="0.0008in" svg:width="5.5583in" style:rel-width="100%" svg:height="2.6189in" style:rel-height="scale" draw:z-index="34"><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44" text:outline-level="3"><text:alphabetical-index-mark text:string-value="context menus"/><text:alphabetical-index-mark text:string-value="right-click (context) menus"/>Right-Click (context) Menus</text:h>
      <text:p text:style-name="P6">You can quickly access many menu functions by right-clicking on a paragraph, graphic, or other object. A context menu will pop up. Often the context menu is the <text:soft-page-break/>fastest and an easier way to reach a function. If you are not sure where a function is located in the menus or toolbars, you can frequently find it by right-clicking.</text:p>
      <text:h text:style-name="P44" text:outline-level="3">Status Bar</text:h>
      <text:p text:style-name="P6">The <text:alphabetical-index-mark-start text:id="IMark383857696"/>status bar<text:alphabetical-index-mark-end text:id="IMark383857696"/> is located at the bottom of the workspace. It provides information about the document and convenient ways to quickly change some features. It is similar in Writer, Calc, Impress, and Draw, although each component includes some component-specific items.</text:p>
      <text:p text:style-name="P25"><draw:frame draw:style-name="fr6" draw:name="Frame41" text:anchor-type="as-char" svg:width="5.5689in" draw:z-index="35"><draw:text-box fo:min-height="1.2602in"><text:p text:style-name="P19"><draw:frame draw:style-name="fr20" draw:name="graphics47" text:anchor-type="as-char" svg:width="5.5709in" svg:height="1.0043in" draw:z-index="36"><draw:image xlink:href="Pictures/10000201000001D100000054FF95BD04.png" xlink:type="simple" xlink:show="embed" xlink:actuate="onLoad"/></draw:frame></text:p><text:p text:style-name="P19">Figure <text:sequence text:ref-name="refFigure8" text:name="Figure" text:formula="ooow:Figure+1" style:num-format="1">9</text:sequence>: Left end of status bar in Writer</text:p></draw:text-box></draw:frame> </text:p>
      <text:p text:style-name="P23"><draw:frame draw:style-name="fr6" draw:name="Frame42" text:anchor-type="as-char" svg:width="5.602in" draw:z-index="37"><draw:text-box fo:min-height="1.2563in"><text:p text:style-name="P19"><draw:frame draw:style-name="fr21" draw:name="graphics51" text:anchor-type="paragraph" svg:x="0in" svg:y="0in" svg:width="5.602in" svg:height="1.0665in" draw:z-index="38"><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8">Common status bar items are described below.</text:p>
      <text:p text:style-name="P33">Page, sheet, or slide number</text:p>
      <text:p text:style-name="P36">Shows the current page, sheet, or slide number and the total number of pages, sheets, or slides in the document. Double-click on this field to open the Navigator. Other uses of this field depend on the component.</text:p>
      <text:p text:style-name="P33">Page style or slide design</text:p>
      <text:p text:style-name="P36">Shows the current page style or slide design. To edit the current page style or slide design, double-click on this field.</text:p>
      <text:p text:style-name="P33">Unsaved changes</text:p>
      <text:p text:style-name="P36">An asterisk (*) appears here if changes to the document have not been saved.</text:p>
      <text:p text:style-name="P33">Digital signature</text:p>
      <text:p text:style-name="P36">If the document has been digitally signed, an icon shows here. You can double-click the icon to view the certificate.</text:p>
      <text:p text:style-name="P33">Object information</text:p>
      <text:p text:style-name="P36">Displays information relevant to the cursor’s position or the selected element of the document. Double-clicking in this area usually opens a relevant dialog.</text:p>
      <text:p text:style-name="P33">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44" text:outline-level="3"><text:soft-page-break/><text:alphabetical-index-mark-start text:id="IMark383857696"/>Sidebar<text:alphabetical-index-mark-end text:id="IMark383857696"/></text:h>
      <text:p text:style-name="P6">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6">All four components contain the Properties, Styles, Gallery, and Navigator decks. Some components have additional decks, such as Master Pages, Custom Animation, and Slide Transition for Impress and Functions for Calc.</text:p>
      <text:p text:style-name="P6">A panel is like a combination of a toolbar and a dialog. For example, you can freely mix working on the text in the main edit window and using the Styles panel in the sidebar to change text attributes.</text:p>
      <text:p text:style-name="P6">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6">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4"><draw:frame draw:style-name="fr8" draw:name="Frame136" text:anchor-type="as-char" svg:width="5.0217in" draw:z-index="3"><draw:text-box fo:min-height="4.7035in"><text:p text:style-name="P19"><draw:g text:anchor-type="as-char" draw:z-index="4" draw:style-name="gr2"><draw:frame draw:style-name="gr3" draw:text-style-name="P85" svg:width="2.5642in" svg:height="4.3598in" svg:x="1.0693in" svg:y="0in"><draw:image xlink:href="Pictures/1000000000000195000002B06BA0BB7D.png" xlink:type="simple" xlink:show="embed" xlink:actuate="onLoad"><text:p/></draw:image></draw:frame><draw:rect draw:style-name="gr4" draw:text-style-name="P85" svg:width="0.2406in" svg:height="0.1921in" svg:x="3.3929in" svg:y="0.0346in"><text:p/></draw:rect><draw:rect draw:style-name="gr5" draw:text-style-name="P87" svg:width="0.6724in" svg:height="0.1925in" svg:x="3.9693in" svg:y="0.048in"><text:p text:style-name="P86"><text:span text:style-name="T28">Settings</text:span></text:p></draw:rect><draw:line draw:style-name="gr6" draw:text-style-name="P85" svg:x1="3.9701in" svg:y1="0.1441in" svg:x2="3.6339in" svg:y2="0.1441in"><text:p/></draw:line><draw:rect draw:style-name="gr7" draw:text-style-name="P85" svg:width="0.2406in" svg:height="0.9122in" svg:x="3.3929in" svg:y="0.2882in"><text:p/></draw:rect><draw:rect draw:style-name="gr8" draw:text-style-name="P87" svg:width="0.6724in" svg:height="0.1921in" svg:x="3.9693in" svg:y="0.6283in"><text:p text:style-name="P86"><text:span text:style-name="T28">Tabs</text:span></text:p></draw:rect><draw:line draw:style-name="gr9" draw:text-style-name="P85" svg:x1="3.9701in" svg:y1="0.7201in" svg:x2="3.6339in" svg:y2="0.7201in"><text:p/></draw:line><draw:rect draw:style-name="gr10" draw:text-style-name="P87" svg:width="0.6724in" svg:height="0.1921in" svg:x="3.9693in" svg:y="0.3217in"><text:p text:style-name="P86"><text:span text:style-name="T28">Tab Title</text:span></text:p></draw:rect><draw:rect draw:style-name="gr11" draw:text-style-name="P85" svg:width="1.7295in" svg:height="0.2406in" svg:x="1.1362in" svg:y="0.0138in"><text:p/></draw:rect><draw:line draw:style-name="gr12" draw:text-style-name="P85" svg:x1="2.8654in" svg:y1="0.2535in" svg:x2="3.8256in" svg:y2="0.2535in"><text:p/></draw:line><draw:line draw:style-name="gr13" draw:text-style-name="P85" svg:x1="3.8256in" svg:y1="0.2441in" svg:x2="3.8256in" svg:y2="0.4362in"><text:p/></draw:line><draw:line draw:style-name="gr14" draw:text-style-name="P85" svg:x1="3.8181in" svg:y1="0.4323in" svg:x2="3.9622in" svg:y2="0.4323in"><text:p/></draw:line><draw:rect draw:style-name="gr15" draw:text-style-name="P85" svg:width="2.2571in" svg:height="2.3531in" svg:x="1.1362in" svg:y="1.7283in"><text:p/></draw:rect><draw:rect draw:style-name="gr16" draw:text-style-name="P85" svg:width="1.3453in" svg:height="0.1925in" svg:x="1.1362in" svg:y="1.5362in"><text:p/></draw:rect><draw:rect draw:style-name="gr8" draw:text-style-name="P87" svg:width="0.7685in" svg:height="0.1921in" svg:x="3.9693in" svg:y="1.6299in"><text:p text:style-name="P86"><text:span text:style-name="T28">Panel Title</text:span></text:p></draw:rect><draw:line draw:style-name="gr17" draw:text-style-name="P85" svg:x1="3.9697in" svg:y1="1.7283in" svg:x2="2.4811in" svg:y2="1.7283in"><text:p/></draw:line><draw:line draw:style-name="gr18" draw:text-style-name="P85" svg:x1="3.3937in" svg:y1="2.2567in" svg:x2="3.9701in" svg:y2="2.2567in"><text:p/></draw:line><draw:rect draw:style-name="gr5" draw:text-style-name="P87" svg:width="0.9606in" svg:height="0.1925in" svg:x="3.9693in" svg:y="2.1555in"><text:p text:style-name="P86"><text:span text:style-name="T28">Panel Contents</text:span></text:p></draw:rect><draw:custom-shape draw:style-name="gr19" draw:text-style-name="P8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87" svg:width="0.6724in" svg:height="0.1921in" svg:x="0in" svg:y="2.2028in"><text:p text:style-name="P86"><text:span text:style-name="T28">Deck</text:span></text:p></draw:rect><draw:rect draw:style-name="gr10" draw:text-style-name="P87" svg:width="0.865in" svg:height="0.1925in" svg:x="3.9693in" svg:y="1.3335in"><text:p text:style-name="P86"><text:span text:style-name="T28">MoreOptions</text:span></text:p></draw:rect><draw:line draw:style-name="gr20" draw:text-style-name="P85" svg:x1="3.9701in" svg:y1="1.4406in" svg:x2="3.2976in" svg:y2="1.4406in"><text:p/></draw:line><draw:rect draw:style-name="gr21" draw:text-style-name="P85" svg:width="0.2398in" svg:height="0.1449in" svg:x="3.2016in" svg:y="1.5362in"><text:p/></draw:rect><draw:line draw:style-name="gr22" draw:text-style-name="P85" svg:x1="3.3079in" svg:y1="1.4406in" svg:x2="3.3079in" svg:y2="1.5366in"><text:p/></draw:line></draw:g>Figure <text:sequence text:ref-name="refFigure10" text:name="Figure" text:formula="ooow:Figure+1" style:num-format="1">11</text:sequence>: Properties panel of Sidebar in Writer</text:p></draw:text-box></draw:frame></text:p>
      <text:p text:style-name="P24"><draw:frame text:anchor-type="paragraph" draw:z-index="5" draw:style-name="gr23" draw:text-style-name="P85" svg:width="1.9925in" svg:height="1.5421in" svg:x="2.1362in" svg:y="0.1839in"><draw:image xlink:href="Pictures/100000000000011F000000DE389ACEEF.png" xlink:type="simple" xlink:show="embed" xlink:actuate="onLoad"><text:p/></draw:image></draw:frame><text:soft-page-break/><draw:frame draw:style-name="fr9" draw:name="Frame137" text:anchor-type="as-char" svg:width="3.8925in" draw:z-index="0"><draw:text-box fo:min-height="2.0661in"><text:p text:style-name="P19"/><text:p text:style-name="P19"/><text:p text:style-name="P19"/><text:p text:style-name="P19"/><text:p text:style-name="P19"/><text:p text:style-name="P19"/><text:p text:style-name="P19"/><text:p text:style-name="P19"/><text:p text:style-name="P19">Figure <text:sequence text:ref-name="refFigure11" text:name="Figure" text:formula="ooow:Figure+1" style:num-format="1">12</text:sequence>: Floating (undocking) or docking the Sidebar</text:p></draw:text-box></draw:frame></text:p>
      <text:h text:style-name="P80" text:outline-level="2"><text:alphabetical-index-mark text:string-value="starting a new document"/>Starting a New Document</text:h>
      <text:p text:style-name="P10">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6">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8"><draw:frame draw:style-name="fr6" draw:name="Frame13" text:anchor-type="as-char" svg:width="5.961in" draw:z-index="39"><draw:text-box fo:min-height="4.1854in"><text:p text:style-name="P19"><draw:frame draw:style-name="fr22" draw:name="graphics9" text:anchor-type="as-char" svg:width="5.961in" svg:height="4.0626in" draw:z-index="4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945694128"/>Start Center<text:alphabetical-index-mark-end text:id="IMark945694128"/></text:p></draw:text-box></draw:frame> </text:p>
      <text:p text:style-name="P18">You can also start a new document in one of the following ways.</text:p>
      <text:list xml:id="list8167437571562451636" text:style-name="OOoBullets_20_1">
        <text:list-item>
          <text:p text:style-name="P76"><text:span text:style-name="T1">Use </text:span><text:span text:style-name="OOoMenuPath"><text:span text:style-name="T1">File &gt; New</text:span></text:span><text:span text:style-name="T1"> and choose the type of document.</text:span></text:p>
        </text:list-item>
      </text:list>
      <text:list xml:id="list30754858" text:continue-list="list30759190"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6"><text:soft-page-break/>If a document is already open in Apache OpenOffice, the new document opens in a new window.</text:p>
      <text:h text:style-name="P83" text:outline-level="2">Opening an Existing Document</text:h>
      <text:p text:style-name="P6">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9"><draw:frame draw:style-name="fr18" draw:name="graphics46" text:anchor-type="as-char" svg:width="3.3583in" svg:height="1.2319in" draw:z-index="41"><draw:image xlink:href="Pictures/100000000000017B0000008BB105B3F7.png" xlink:type="simple" xlink:show="embed" xlink:actuate="onLoad"/></draw:frame></text:p>
      <text:p text:style-name="P35">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0773097" text:continue-list="list30754858"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6">You can also open an existing document that is in an OpenDocument format by double-clicking on the file’s icon on the desktop or in a file manager such as Windows Explorer.</text:p>
      <text:p text:style-name="P6">If you have associated Microsoft Office file formats with Apache OpenOffice, you can also open these files by double-clicking on them.</text:p>
      <text:h text:style-name="P80" text:outline-level="2"><text:alphabetical-index-mark text:string-value="saving files"/>Saving a Document</text:h>
      <text:p text:style-name="P18">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0754580" text:continue-list="list30773097"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from the menu bar.</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80" text:outline-level="2"><text:alphabetical-index-mark text:string-value="password protection"/><text:alphabetical-index-mark text:string-value="security"/>Password Protection</text:h>
      <text:p text:style-name="P6">To protect an entire document from being viewable without a password, use the option on the <text:span text:style-name="T8">Save As</text:span> dialog to enter a password.</text:p>
      <text:list xml:id="list2240150353040949838" text:style-name="OOoNum_20_123">
        <text:list-item text:start-value="1">
          <text:p text:style-name="OOoNum_20_123_20_Start"><text:soft-page-break/><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7"><draw:frame draw:style-name="fr10" draw:name="Frame25" text:anchor-type="as-char" svg:y="-2.6835in" svg:width="3.9547in" draw:z-index="42"><draw:text-box fo:min-height="3.2583in"><text:p text:style-name="P19"><draw:frame draw:style-name="fr22" draw:name="Image30" text:anchor-type="as-char" svg:width="3.9547in" svg:height="3.0008in" draw:z-index="43"><draw:image xlink:href="Pictures/10000000000001A7000001419EB99B1E.png" xlink:type="simple" xlink:show="embed" xlink:actuate="onLoad"/></draw:frame></text:p><text:p text:style-name="P19">Figure <text:sequence text:ref-name="refFigure13" text:name="Figure" text:formula="ooow:Figure+1" style:num-format="1">14</text:sequence>: Entering a password for a document</text:p></draw:text-box></draw:frame></text:p>
      <text:list xml:id="list30759836" text:continue-numbering="true" text:style-name="OOoNum_20_123">
        <text:list-item>
          <text:p text:style-name="P40"><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31">Caution</text:p>
            <text:p text:style-name="P30"><draw:frame draw:style-name="fr23" draw:name="graphics4" text:anchor-type="as-char" svg:y="-0.2634in" svg:width="0.4307in" svg:height="0.398in" draw:z-index="21"><draw:image xlink:href="Pictures/10000201000000500000004A5CA4FE42.png" xlink:type="simple" xlink:show="embed" xlink:actuate="onLoad"/></draw:frame></text:p>
          </table:table-cell>
          <table:table-cell table:style-name="Table6.A1" office:value-type="string">
            <text:p text:style-name="P34">Apache OpenOffice uses a very strong encryption mechanism that makes it almost impossible to recover the contents of a document if you lose the password.</text:p>
          </table:table-cell>
        </table:table-row>
      </table:table>
      <text:p text:style-name="P15">Writer and Calc provide a second level of protection, which allows a file to be viewed but not changed without a password; that is, the file opens in read-only mode.</text:p>
      <text:p text:style-name="P35">To protect a document from being changed:</text:p>
      <text:list xml:id="list30769298" text:continue-list="list30759836" text:style-name="OOoNum_20_123">
        <text:list-item text:start-value="1">
          <text:p text:style-name="P39"><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44" text:outline-level="3">Saving a Document <text:alphabetical-index-mark text:string-value="automatic saving"/>Automatically</text:h>
      <text:p text:style-name="P18">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0763927" text:continue-list="list30769298" text:style-name="OOoNum_20_123">
        <text:list-item text:start-value="1">
          <text:p text:style-name="P38"><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80" text:outline-level="2"><text:soft-page-break/>Using the Navigator</text:h>
      <text:p text:style-name="P6">The <text:alphabetical-index-mark-start text:id="IMark383857840"/>Navigator<text:alphabetical-index-mark-end text:id="IMark383857840"/>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8" draw:name="graphics20" text:anchor-type="as-char" svg:width="0.2756in" svg:height="0.2756in" draw:z-index="22"><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4"><draw:frame draw:style-name="fr11" draw:name="Frame8" text:anchor-type="as-char" svg:width="2.7992in" draw:z-index="23"><draw:text-box fo:min-height="3.5465in"><text:p text:style-name="P19"><draw:frame draw:style-name="fr22" draw:name="graphics6" text:anchor-type="as-char" svg:width="2.7992in" svg:height="3.298in" draw:z-index="24"><draw:image xlink:href="Pictures/100000000000012F000001657583B82F.png" xlink:type="simple" xlink:show="embed" xlink:actuate="onLoad"/></draw:frame></text:p><text:p text:style-name="P19">Figure <text:sequence text:ref-name="refFigure14" text:name="Figure" text:formula="ooow:Figure+1" style:num-format="1">15</text:sequence>: The Navigator</text:p></draw:text-box></draw:frame></text:p>
      <text:p text:style-name="P6">Click the marker (+ or <text:span text:style-name="T13">triangle</text:span>) by any of the categories to display the list of <text:span text:style-name="T13">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4" draw:name="graphics452" text:anchor-type="as-char" svg:width="0.3154in" svg:height="0.3035in" draw:z-index="29"><draw:image xlink:href="Pictures/100000000000001B0000001AF04C4F65.png" xlink:type="simple" xlink:show="embed" xlink:actuate="onLoad"/></draw:frame></text:span><text:span text:style-name="T1">. Click this icon again to show the list box.</text:span></text:p>
      <text:p text:style-name="P35">The Navigator provides several convenient ways to move around a document and find items in it:</text:p>
      <text:list xml:id="list37446788" text:style-name="OOoBullets_20_1">
        <text:list-item text:start-value="1">
          <text:p text:style-name="P75">When a category is showing the list of objects in it, double-click on an object to jump directly to that object’s location in the document.</text:p>
        </text:list-item>
        <text:list-item>
          <text:p text:style-name="P69">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70"><text:span text:style-name="T25">If you only want to see the content in a certain category, highlight the category and click the </text:span><text:span text:style-name="OOoMenuPath"><text:span text:style-name="T25">Content View</text:span></text:span><text:span text:style-name="T25"> icon </text:span><text:span text:style-name="T25"><draw:frame draw:style-name="fr25" draw:name="Afbeeldingen1" text:anchor-type="as-char" svg:y="-0.2453in" svg:width="0.3154in" svg:height="0.2992in" draw:z-index="30"><draw:image xlink:href="Pictures/100000000000001800000017923F23D8.png" xlink:type="simple" xlink:show="embed" xlink:actuate="onLoad"/></draw:frame></text:span><text:span text:style-name="T25">. Until you click the icon again, only the objects of that category will be displayed.</text:span></text:p>
        </text:list-item>
        <text:list-item>
          <text:p text:style-name="P71"><text:span text:style-name="T1">Click the Navigation icon </text:span><text:span text:style-name="T1"><draw:frame draw:style-name="fr26" draw:name="graphics12" text:anchor-type="as-char" svg:width="0.4839in" svg:height="0.2917in" draw:z-index="31"><draw:image xlink:href="Pictures/10000000000000250000001CD447DC02.png" xlink:type="simple" xlink:show="embed" xlink:actuate="onLoad"/></draw:frame></text:span><text:span text:style-name="T1"> to display the </text:span><text:alphabetical-index-mark-start text:id="IMark383857840"/><text:span text:style-name="T1">Navigation toolbar</text:span><text:alphabetical-index-mark-end text:id="IMark383857840"/><text:span text:style-name="T1"> (</text:span><text:span text:style-name="T1"><text:sequence-ref text:reference-format="category-and-value" text:ref-name="refFigure15">Figure 16</text:sequence-ref></text:span><text:span text:style-name="T1">). </text:span><text:soft-page-break/><text:span text:style-name="T1">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0759259" text:continue-list="list30754580"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73">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4"><draw:frame draw:style-name="fr12" draw:name="Frame1" text:anchor-type="as-char" svg:width="2.4984in" draw:z-index="32"><draw:text-box fo:min-height="1.2366in"><text:p text:style-name="P19"><draw:frame draw:style-name="fr22" draw:name="graphics7" text:anchor-type="as-char" svg:width="2.4984in" svg:height="1.0654in" draw:z-index="33"><draw:image xlink:href="Pictures/10000000000001020000006E38EB9D1E.png" xlink:type="simple" xlink:show="embed" xlink:actuate="onLoad"/></draw:frame></text:p><text:p text:style-name="P19">Figure <text:sequence text:ref-name="refFigure15" text:name="Figure" text:formula="ooow:Figure+1" style:num-format="1">16</text:sequence>: Navigation toolbar</text:p></draw:text-box></draw:frame></text:p>
      <text:p text:style-name="P6"/>
      <text:h text:style-name="P82" text:outline-level="2"><text:reference-mark-start text:name="Using Open and Save As dialogs"/>Using the Open and Save As Dialogs<text:reference-mark-end text:name="Using Open and Save As dialogs"/></text:h>
      <text:p text:style-name="P6">You can choose whether to use the OpenOffice <text:alphabetical-index-mark-start text:id="IMark383857456"/>Open and Save As dialogs<text:alphabetical-index-mark-end text:id="IMark383857456"/> or the ones provided by your operating system.</text:p>
      <text:p text:style-name="P35">To view or change which type of dialog OpenOffice uses:</text:p>
      <text:list xml:id="list30772908" text:continue-list="list30763927"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6">This section discusses the OpenOffice Open and Save As dialogs. <text:sequence-ref text:reference-format="category-and-value" text:ref-name="refFigure16">Figure 17</text:sequence-ref> shows the Save As dialog; the Open dialog is similar.</text:p>
      <text:p text:style-name="P17"><draw:frame text:anchor-type="paragraph" draw:z-index="6" draw:style-name="gr23" draw:text-style-name="P85" svg:width="5.2406in" svg:height="4.1803in" svg:x="0.7701in" svg:y="0.1217in"><draw:image xlink:href="Pictures/10000000000003C2000002DF1A134D43.png" xlink:type="simple" xlink:show="embed" xlink:actuate="onLoad"><text:p/></draw:image></draw:frame><text:soft-page-break/><draw:frame draw:style-name="fr6" draw:name="Frame9" text:anchor-type="as-char" svg:width="5.8646in" draw:z-index="44"><draw:text-box fo:min-height="4.4563in"><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text:p text:style-name="P19">Figure <text:sequence text:ref-name="refFigure16" text:name="Figure" text:formula="ooow:Figure+1" style:num-format="1">17</text:sequence>: The OpenOffice Save As dialog</text:p></draw:text-box></draw:frame></text:p>
      <text:p text:style-name="P35">The three buttons in the top right of the OpenOffice Open and Save As dialogs are, from left to right:</text:p>
      <text:list xml:id="list37431175" text:style-name="OOoBullets_20_1">
        <text:list-item text:start-value="1">
          <text:p text:style-name="P77"><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0774149" text:continue-list="list30759259"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pan text:style-name="OOoStrongEmphasis"><text:span text:style-name="T1">Default Directory</text:span></text:span><text:span text:style-name="T1">.</text:span></text:p>
        </text:list-item>
      </text:list>
      <text:p text:style-name="P8"><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8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2">+</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8"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6"><text:soft-page-break/>The Edit menu shows the latest change that can be undone (see below for an example from Writer).</text:p>
      <text:p text:style-name="P22"><draw:frame draw:style-name="fr13" draw:name="Frame30" text:anchor-type="as-char" svg:y="-0.9846in" svg:width="3.1744in" draw:z-index="46"><draw:text-box fo:min-height="1.0618in"><text:p text:style-name="P20"><draw:frame draw:style-name="fr27" draw:name="graphics18" text:anchor-type="as-char" svg:width="3.1744in" svg:height="0.7992in" draw:z-index="47"><draw:image xlink:href="Pictures/100000000000013300000060A516A3BF.png" xlink:type="simple" xlink:show="embed" xlink:actuate="onLoad"/></draw:frame></text:p><text:p text:style-name="P19">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3"><draw:frame draw:style-name="fr12" draw:name="Frame29" text:anchor-type="as-char" svg:width="3.1854in" draw:z-index="48"><draw:text-box fo:min-height="1.5543in"><text:p text:style-name="P19"><draw:frame draw:style-name="fr18" draw:name="graphics42" text:anchor-type="as-char" svg:width="3.1173in" svg:height="1.2307in" draw:z-index="49"><draw:image xlink:href="Pictures/100000000000011F00000073303E9070.png" xlink:type="simple" xlink:show="embed" xlink:actuate="onLoad"/></draw:frame></text:p><text:p text:style-name="P19">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80" text:outline-level="2">Reloading a Document</text:h>
      <text:p text:style-name="OOoTextBody_5f_ListIntro">Reloading is useful in two situations.</text:p>
      <text:list xml:id="list30766863" text:continue-numbering="true" text:style-name="OOoBullets_20_1">
        <text:list-item>
          <text:p text:style-name="P75">You may want to discard all the changes made in an editing session after the last document save.</text:p>
        </text:list-item>
        <text:list-item>
          <text:p text:style-name="P72">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6">On reloading the document, the File dialog does not open, because the file is already selected.</text:p>
      <text:h text:style-name="P80" text:outline-level="2"><text:soft-page-break/><text:reference-mark-start text:name="Closing a document"/><text:alphabetical-index-mark text:string-value="closing a document"/>Closing a Document<text:reference-mark-end text:name="Closing a document"/></text:h>
      <text:p text:style-name="P9"><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4"><draw:frame draw:style-name="fr12" draw:name="Frame7" text:anchor-type="as-char" svg:width="3.0807in" draw:z-index="12"><draw:text-box fo:min-height="1.028in"><text:p text:style-name="P19"><draw:frame draw:style-name="fr18" draw:name="graphics21" text:anchor-type="as-char" svg:width="3.002in" svg:height="0.778in" draw:z-index="13"><draw:image xlink:href="Pictures/10000201000000F700000040F46BFAF6.png" xlink:type="simple" xlink:show="embed" xlink:actuate="onLoad"/></draw:frame></text:p><text:p text:style-name="P19">Figure <text:sequence text:ref-name="refFigure19" text:name="Figure" text:formula="ooow:Figure+1" style:num-format="1">20</text:sequence>. Close icons</text:p></draw:text-box></draw:frame></text:p>
      <text:p text:style-name="P6">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6">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5">If the document has not been saved since the last change, a message box is displayed. Choose whether to save or discard your changes.</text:p>
      <text:list xml:id="list37444015" text:style-name="OOoBullets_20_1">
        <text:list-item>
          <text:p text:style-name="P76"><text:span text:style-name="OOoMenuPath"><text:span text:style-name="T1">Save</text:span></text:span><text:span text:style-name="OOoDefault"><text:span text:style-name="T1">:</text:span></text:span><text:span text:style-name="T1"> The document is saved and then closed.</text:span></text:p>
        </text:list-item>
      </text:list>
      <text:list xml:id="list30774778" text:continue-list="list30766863"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31">Caution</text:p>
            <text:p text:style-name="P32"><draw:frame draw:style-name="fr23" draw:name="graphics19" text:anchor-type="as-char" svg:y="-0.2634in" svg:width="0.4307in" svg:height="0.398in" draw:z-index="14"><draw:image xlink:href="Pictures/10000201000000500000004A5CA4FE42.png" xlink:type="simple" xlink:show="embed" xlink:actuate="onLoad"/></draw:frame></text:p>
          </table:table-cell>
          <table:table-cell table:style-name="Table2.A1" office:value-type="string">
            <text:p text:style-name="P34">Not saving your document could result in the loss of recently made changes, or worse still, your entire file.</text:p>
          </table:table-cell>
        </table:table-row>
      </table:table>
      <text:h text:style-name="P80" text:outline-level="2">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6"><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DejaVu Sans4" svg:font-family="'DejaVu Sans', sans-serif"/>
    <style:font-face style:name="DejaVu Serif4" svg:font-family="'DejaVu Serif', serif"/>
    <style:font-face style:name="Lucidasans1" svg:font-family="Lucidasans"/>
    <style:font-face style:name="Times New Roman3" svg:font-family="'Times New Roman', serif"/>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3"><text:title>Chapter 1 
Introducing Apache OpenOffice</text:title> | <text:page-number text:select-page="current">3</text:page-number></text:p>
      </style:footer>
      <style:footer-left>
        <text:p text:style-name="MP4"><text:page-number text:select-page="current">22</text:page-number> | <text:title>Chapter 1 
Introducing Apache OpenOffi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1 Introducing Apache OpenOffice</text:chapter> | <text:page-number text:select-page="current">23</text:page-number></text:p>
      </style:footer>
      <style:footer-left>
        <text:p text:style-name="MP4"><text:page-number text:select-page="current">22</text:page-number> | <text:chapter text:display="name" text:outline-level="1">Chapter 1 Introducing Apache OpenOffice</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06-25T10:52:45.74</dc:date>
    <dc:creator>Keith McKenna</dc:creator>
    <meta:editing-duration>PT16H29M37S</meta:editing-duration>
    <meta:editing-cycles>99</meta:editing-cycles>
    <meta:generator>OpenOffice/4.1.12$Win32 OpenOffice.org_project/4112m1$Build-9809</meta:generator>
    <meta:keyword>Version 4.1</meta:keyword>
    <dc:subject>Apache OpenOffice User Guides</dc:subject>
    <meta:document-statistic meta:table-count="3" meta:image-count="23" meta:object-count="0" meta:page-count="22" meta:paragraph-count="333" meta:word-count="5639" meta:character-count="33131"/>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